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enter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center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cent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center">
      <style:paragraph-properties fo:text-align="justify" style:justify-single-word="false"/>
    </style:style>
    <style:style style:name="P5" style:family="paragraph" style:parent-style-name="center" style:list-style-name="L1">
      <style:paragraph-properties fo:text-align="justify" style:justify-single-word="false"/>
    </style:style>
    <style:style style:name="P6" style:family="paragraph" style:parent-style-name="center" style:list-style-name="L3">
      <style:paragraph-properties fo:text-align="justify" style:justify-single-word="false"/>
    </style:style>
    <style:style style:name="P7" style:family="paragraph" style:parent-style-name="center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center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center">
      <style:paragraph-properties fo:text-align="start" style:justify-single-word="false"/>
    </style:style>
    <style:style style:name="P10" style:family="paragraph" style:parent-style-name="center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center">
      <style:paragraph-properties fo:text-align="justify" style:justify-single-word="false" fo:break-before="pag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 " style:num-format="1">
        <style:list-level-properties text:min-label-width="0.6cm"/>
      </text:list-level-style-number>
      <text:list-level-style-number text:level="2" text:style-name="Numbering_20_Symbols" style:num-suffix=" " style:num-format="1" text:display-levels="2">
        <style:list-level-properties text:min-label-width="0.6cm" text:min-label-distance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проекто ГПО</text:p>
      <text:p text:style-name="center">данные приведены на <text:span text:style-name="Ruby_20_Value">data[:date_time]</text:span></text:p>
      <text:p text:style-name="P4"/>
      <text:list text:style-name="L1">
        <text:list-item>
          <text:p text:style-name="P5"><text:span text:style-name="Ruby_20_Code">data[:chairs].each do |chair|</text:span></text:p>
        </text:list-item>
        <text:list-item>
          <text:p text:style-name="P8">Кафедра <text:span text:style-name="Ruby_20_Value">chair.abbr</text:span></text:p>
        </text:list-item>
      </text:list>
      <text:p text:style-name="P9"><text:span text:style-name="T6">ответственный за ГПО </text:span><text:span text:style-name="Ruby_20_Value">chair.mentors.collect{|user| user.name}.to_sentence</text:span> </text:p>
      <text:list text:style-name="L1" text:continue-numbering="true">
        <text:list-item>
          <text:list text:continue-numbering="true">
            <text:list-item>
              <text:p text:style-name="P5"><text:span text:style-name="Ruby_20_Code">chair.projects.active.each do |project|</text:span></text:p>
            </text:list-item>
            <text:list-item>
              <text:p text:style-name="P7"><text:span text:style-name="Ruby_20_Value">project.cipher</text:span> – <text:span text:style-name="Ruby_20_Value">project.title</text:span></text:p>
            </text:list-item>
          </text:list>
        </text:list-item>
      </text:list>
      <text:p text:style-name="P10"><text:span text:style-name="T3">Руководитель проекта</text:span><text:span text:style-name="T12"> <text:s/></text:span><text:span text:style-name="Ruby_20_Value">project.users.collect {|user| user.name}.to_sentence</text:span></text:p>
      <text:p text:style-name="P2">Участники рабочей группы:</text:p>
      <text:list text:style-name="L3">
        <text:list-item>
          <text:p text:style-name="P6"><text:span text:style-name="Ruby_20_Code">project.participants.each do |participant|</text:span></text:p>
        </text:list-item>
        <text:list-item>
          <text:p text:style-name="P6"><text:span text:style-name="Ruby_20_Value">participant.name</text:span> гр. <text:span text:style-name="Ruby_20_Value">participant.edu_group</text:span></text:p>
        </text:list-item>
        <text:list-item>
          <text:p text:style-name="P6"><text:span text:style-name="Ruby_20_Code">end</text:span></text:p>
        </text:list-item>
      </text:list>
      <text:p text:style-name="P3"><text:span text:style-name="Ruby_20_Value">I18n.t('activerecord.attributes.project.stakeholders')</text:span></text:p>
      <text:p text:style-name="P9"><text:span text:style-name="Ruby_20_Value">project.stakeholders</text:span></text:p>
      <text:p text:style-name="P3"><text:span text:style-name="Ruby_20_Value">I18n.t('activerecord.attributes.project.funds_required')</text:span></text:p>
      <text:p text:style-name="P9"><text:span text:style-name="Ruby_20_Value">project.funds_required</text:span></text:p>
      <text:p text:style-name="P3"><text:span text:style-name="Ruby_20_Value">I18n.t('activerecord.attributes.project.funds_sources')</text:span></text:p>
      <text:p text:style-name="P9"><text:span text:style-name="Ruby_20_Value">project.funds_sources</text:span></text:p>
      <text:p text:style-name="P3"><text:span text:style-name="Ruby_20_Value">I18n.t('activerecord.attributes.project.purpose')</text:span></text:p>
      <text:p text:style-name="P9"><text:span text:style-name="Ruby_20_Value">project.purpose</text:span></text:p>
      <text:p text:style-name="P3"><text:span text:style-name="Ruby_20_Value">I18n.t('activerecord.attributes.project.features')</text:span></text:p>
      <text:p text:style-name="P9"><text:span text:style-name="Ruby_20_Value">project.features</text:span></text:p>
      <text:p text:style-name="P3"><text:span text:style-name="Ruby_20_Value">I18n.t('activerecord.attributes.project.analysis')</text:span></text:p>
      <text:p text:style-name="P9"><text:span text:style-name="Ruby_20_Value">project.analysis</text:span></text:p>
      <text:p text:style-name="P3"><text:span text:style-name="Ruby_20_Value">I18n.t('activerecord.attributes.project.novelty')</text:span></text:p>
      <text:p text:style-name="P9"><text:span text:style-name="Ruby_20_Value">project.novelty</text:span></text:p>
      <text:p text:style-name="P3"><text:bookmark-start text:name="DDE_LINK"/><text:span text:style-name="Ruby_20_Value">I18n.t('activerecord.attributes.project.expected_results')</text:span></text:p>
      <text:p text:style-name="P9"><text:span text:style-name="Ruby_20_Value">project.expected_results</text:span></text:p>
      <text:p text:style-name="P3"><text:bookmark-end text:name="DDE_LINK"/><text:bookmark-start text:name="DDE_LINK5"/><text:bookmark-start text:name="DDE_LINK1"/><text:span text:style-name="Ruby_20_Value">I18n.t('activerecord.attributes.project.release_cost')</text:span><text:bookmark-end text:name="DDE_LINK5"/></text:p>
      <text:p text:style-name="P9"><text:span text:style-name="Ruby_20_Value">project.release_cost</text:span></text:p>
      <text:p text:style-name="P3"><text:bookmark-end text:name="DDE_LINK1"/><text:span text:style-name="Ruby_20_Value">I18n.t('activerecord.attributes.project.forecast')</text:span></text:p>
      <text:p text:style-name="P9"><text:span text:style-name="Ruby_20_Value">project.forecast</text:span></text:p>
      <text:p text:style-name="P9"/>
      <text:list text:style-name="L1" text:continue-numbering="true">
        <text:list-item>
          <text:list text:continue-numbering="true">
            <text:list-item>
              <text:p text:style-name="P5"><text:span text:style-name="Ruby_20_Code">end</text:span></text:p>
            </text:list-item>
          </text:list>
        </text:list-item>
      </text:list>
      <text:p text:style-name="P4"><text:span text:style-name="Ruby_20_Code"/></text:p>
      <text:p text:style-name="P11"><text:span text:style-name="Ruby_20_Code"/></text:p>
      <text:list text:style-name="L1" text:continue-numbering="true">
        <text:list-item>
          <text:p text:style-name="P5"><text:span text:style-name="Ruby_20_Code">en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vid</meta:initial-creator>
    <meta:creation-date>2007-06-15T00:05:44</meta:creation-date>
    <dc:date>2009-02-02T14:44:48</dc:date>
    <dc:language>en-AU</dc:language>
    <meta:editing-cycles>209</meta:editing-cycles>
    <meta:editing-duration>PT3H17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87" meta:character-count="1145"/>
  </office:meta>
</office:document-meta>
</file>